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A00000438A92DF72A36DE23FA.jpg" manifest:media-type="image/jpeg"/>
  <manifest:file-entry manifest:full-path="Pictures/100000000000032A00000438C7309F46D65ED3D6.jpg" manifest:media-type="image/jpeg"/>
  <manifest:file-entry manifest:full-path="Pictures/100000000000032A0000043871A18179541E4019.jpg" manifest:media-type="image/jpeg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6.857cm" svg:height="9.143cm" svg:x="12.7cm" svg:y="6.097cm">
          <draw:image xlink:href="Pictures/100000000000032A0000043871A18179541E4019.jpg" xlink:type="simple" xlink:show="embed" xlink:actuate="onLoad" draw:mime-type="image/jpeg">
            <text:p/>
          </draw:image>
        </draw:frame>
        <draw:frame draw:style-name="gr1" draw:text-style-name="P1" draw:layer="layout" svg:width="6.857cm" svg:height="9.143cm" svg:x="20.32cm" svg:y="6.097cm">
          <draw:image xlink:href="Pictures/100000000000032A00000438A92DF72A36DE23FA.jpg" xlink:type="simple" xlink:show="embed" xlink:actuate="onLoad" draw:mime-type="image/jpeg">
            <text:p/>
          </draw:image>
        </draw:frame>
        <draw:frame draw:style-name="gr1" draw:text-style-name="P1" draw:layer="layout" svg:width="8.636cm" svg:height="10.67cm" svg:x="2.794cm" svg:y="5.205cm">
          <draw:image xlink:href="Pictures/100000000000032A00000438C7309F46D65ED3D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6T19:32:33.823605578</meta:creation-date>
    <dc:date>2022-12-06T19:46:35.470197725</dc:date>
    <meta:editing-duration>PT14M7S</meta:editing-duration>
    <meta:editing-cycles>2</meta:editing-cycles>
    <meta:generator>LibreOffice/7.0.4.2$Linux_ARM_EABI LibreOffice_project/00$Build-2</meta:generator>
    <meta:document-statistic meta:object-count="26"/>
  </office:meta>
</office:document-meta>
</file>